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随笔(6)---apt</text:p>
      <text:p text:style-name="P2"/>
      <text:p text:style-name="P2">V0.1 2014.4.12 朱守园 初稿完成</text:p>
      <text:p text:style-name="P3"/>
      <text:p text:style-name="P3">一、目的</text:p>
      <text:p text:style-name="P1"><text:tab/>本文将介绍apt套件工具的用法。</text:p>
      <text:p text:style-name="P1"><text:tab/>dpkg-deb工具侧重于处理单个Debian包；dpkg工具侧重于已安装的Debian包软件；那么apt工具侧重于从软件源获取Debian包。这三个工具之间的关系可以这样理解：首先，apt从软件源获取Debian包；然后apt调用dpkg安装Debian包；最后，dpkg在安装Debian包之前，调用dpkg-deb解压Debian包。apt是dpkg的前端软件，而dpkg又是dpkg-deb的前端软件，这三个工具之间是层层依赖的关系。</text:p>
      <text:p text:style-name="P1"><text:tab/>apt套件工具是由一系列工具组成：apt-get、apt-cache、apt-cdrom等。本文将逐个介绍这些工具。</text:p>
      <text:p text:style-name="P1"><text:tab/>本文将选取ubuntu12.04发行版做为描述基础。</text:p>
      <text:p text:style-name="P1"/>
      <text:p text:style-name="P3">二、软件源</text:p>
      <text:p text:style-name="P7"><text:tab/><text:span text:style-name="T1">apt工具下载、升级Debian包的原理是：有一个叫做软件源的”服务器”，上面有一份“所有”Debian包的列表；apt工具从该服务器下载这份列表与本地保存的列表比较，如果某个Debian包有最新的版本，那么apt就从该服务器下载最新的Debian包到本地，然后完成安装或者升级的操作。</text:span></text:p>
      <text:p text:style-name="P7"><text:span text:style-name="T1"><text:tab/>这个软件源服务器可以是网络上的实体服务器，也可以是本地的安装光盘。</text:span></text:p>
      <text:p text:style-name="P7"><text:span text:style-name="T1"/></text:p>
      <text:p text:style-name="P7"><text:span text:style-name="T1"><text:tab/>软件源服务器的配置文件存放在/etc/apt/souces.list，用户可以根据自己的地域选择一些下载速度较快的服务器。除了官方的软件源服务器，也可以选择一些镜像服务器。</text:span></text:p>
      <text:p text:style-name="P7"><text:span text:style-name="T1"><text:tab/>软件源有两种类型：二进制软件源、源代码软件源。sources.list中deb开头的行配置的是二进制软件源，deb-src开头的行配置的是源代码软件源。</text:span></text:p>
      <text:p text:style-name="P7"><text:span text:style-name="T1"/></text:p>
      <text:p text:style-name="P7"><text:span text:style-name="T1"><text:tab/>apt下载的deb列表文件存放在/var/cache/apt目录下。apt下载的Debian包默认存放在/var/cache/apt/archives目录下（简称deb缓存）；如果使用download选项，那么Debian包被下载到当前目录。</text:span></text:p>
      <text:p text:style-name="P1"/>
      <text:p text:style-name="P7"><text:span text:style-name="T2">三、apt-get</text:span></text:p>
      <text:p text:style-name="P7"><text:span text:style-name="T2"><text:tab/></text:span><text:span text:style-name="T1">apt-get工具主要功能是从软件源下载Debian包。</text:span></text:p>
      <text:p text:style-name="P1"><text:tab/>1、更新本地deb包列表文件</text:p>
      <text:p text:style-name="P1"><text:tab/>用法：apt-get update</text:p>
      <text:p text:style-name="P1"><text:tab/></text:p>
      <text:p text:style-name="P1"><text:tab/>2、升级系统所有的deb包到最新版本</text:p>
      <text:p text:style-name="P1"><text:tab/>用法：apt-get upgrade</text:p>
      <text:p text:style-name="P1"/>
      <text:p text:style-name="P1"><text:tab/>3、下载并安装deb包</text:p>
      <text:p text:style-name="P1"><text:tab/>用法：apt-get install &lt;name&gt;</text:p>
      <text:p text:style-name="P1"/>
      <text:p text:style-name="P1"><text:tab/>4、仅下载deb包</text:p>
      <text:p text:style-name="P1"><text:tab/>用法：apt-get download &lt;name&gt;</text:p>
      <text:p text:style-name="P1"/>
      <text:p text:style-name="P1"><text:tab/>5、卸载deb包（保留配置文件）</text:p>
      <text:p text:style-name="P1"><text:tab/>用法：apt-get remove &lt;name&gt;</text:p>
      <text:p text:style-name="P1"/>
      <text:p text:style-name="P1"><text:soft-page-break/><text:tab/>6、完全卸载deb包</text:p>
      <text:p text:style-name="P1"><text:tab/>用法：apt-get purge &lt;name&gt;</text:p>
      <text:p text:style-name="P1"/>
      <text:p text:style-name="P1"><text:tab/>7、获取deb包源代码</text:p>
      <text:p text:style-name="P1"><text:tab/>用法：apt-get source &lt;name&gt;</text:p>
      <text:p text:style-name="P1"/>
      <text:p text:style-name="P1"><text:tab/>8、清空apt缓存（即删除/var/cache/apt/archives目录下的deb包和/var/cache/apt目录下的 deb列表文件）</text:p>
      <text:p text:style-name="P1"><text:tab/>用法：apt-get clean</text:p>
      <text:p text:style-name="P1"/>
      <text:p text:style-name="P3">四、apt-cache</text:p>
      <text:p text:style-name="P1"><text:tab/>apt-cahce工具的主要功能是查看deb包的信息，某些操作实际是调用dpkg工具实现的。</text:p>
      <text:p text:style-name="P1"><text:tab/>1、查看系统deb包统计信息</text:p>
      <text:p text:style-name="P1"><text:tab/>用法：apt-cache stats</text:p>
      <text:p text:style-name="P1"/>
      <text:p text:style-name="P1"><text:tab/>2、查看deb包信息</text:p>
      <text:p text:style-name="P1"><text:tab/>用法：apt-cache showpkg &lt;name&gt;</text:p>
      <text:p text:style-name="P1"/>
      <text:p text:style-name="P1"><text:tab/>3、查看deb包简要信息</text:p>
      <text:p text:style-name="P1"><text:tab/>用法：apt-cache show &lt;name&gt;</text:p>
      <text:p text:style-name="P1"/>
      <text:p text:style-name="P1"><text:tab/>4、列出所有名称为&lt;name&gt;的deb包</text:p>
      <text:p text:style-name="P1"><text:tab/>用法：apt-cache pkgnames &lt;name&gt;</text:p>
      <text:p text:style-name="P1"/>
      <text:p text:style-name="P1"><text:tab/>5、查看deb包的依赖关系</text:p>
      <text:p text:style-name="P1"><text:tab/>用法：apt-cache depends &lt;name&gt;</text:p>
      <text:p text:style-name="P1"/>
      <text:p text:style-name="P1"><text:tab/>6、查看deb包的反向依赖关系</text:p>
      <text:p text:style-name="P1"><text:tab/>用法：apt-cache rdepends &lt;name&gt;</text:p>
      <text:p text:style-name="P1"/>
      <text:p text:style-name="P3">五、apt-cdrom</text:p>
      <text:p text:style-name="P1"><text:tab/>apt-cdrom工具的主要作用就是把外部CDROM作为软件源。当然，首先需要把光盘放入光驱中。</text:p>
      <text:p text:style-name="P1"><text:tab/>1、检查CDROM</text:p>
      <text:p text:style-name="P1"><text:tab/>用法：apt-cdrom ident</text:p>
      <text:p text:style-name="P1"/>
      <text:p text:style-name="P1"><text:tab/>2、添加CDROM为软件源</text:p>
      <text:p text:style-name="P1"><text:tab/>用法：apt-cdrom add</text:p>
      <text:p text:style-name="P1"/>
      <text:p text:style-name="P3">六、总结</text:p>
      <text:p text:style-name="P7"><text:tab/><text:span text:style-name="T1">本文介绍了linux发行版下Debian包管理软件apt套件工具。如果用户需要下载deb包，可以使用apt-get；如果用户需要查看系统中deb包信息，可以使用apt-cache；如果用户无法上网，但是有deb包的CDROM，可以使用apt-cdrom将CDROM作为软件源。</text:span></text:p>
      <text:p text:style-name="P7"><text:span text:style-name="T1"><text:tab/>相比与dpkg-deb、dpkg工具，用户更需要灵活掌握apt工具，因为apt属于前端软件，离用户也更近。apt整合了dpkg-deb和dpkg工具，因此apt的功能也更强大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4-12T12:29:31</dc:date>
    <meta:editing-duration>PT23H13M15S</meta:editing-duration>
    <meta:editing-cycles>745</meta:editing-cycles>
    <meta:document-statistic meta:table-count="0" meta:image-count="0" meta:object-count="0" meta:page-count="2" meta:paragraph-count="55" meta:word-count="156" meta:character-count="1884" meta:non-whitespace-character-count="1917"/>
  </office:meta>
</office:document-meta>
</file>